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ýroční členská schůze spolku Krčín - pozvánka oficiální</text:p>
      <text:p text:style-name="Standard"/>
      <text:p text:style-name="Standard">Svolávám <text:span text:style-name="T1">výroční členskou schůzi spolku Krčín</text:span></text:p>
      <text:p text:style-name="Standard">na den 22.2.2021<text:span text:style-name="T2"> od 18.00 hod</text:span>, u Zdeňka, Novohradská 235, Třeboň</text:p>
      <text:p text:style-name="Standard"/>
      <text:p text:style-name="Standard">Program:</text:p>
      <text:p text:style-name="Standard">1. úvod, seznámení členů spolku s aktuálním děním</text:p>
      <text:p text:style-name="Standard">2. schválení navrženého programu schůze, hlasování</text:p>
      <text:p text:style-name="Standard">3. odvolání stávajícího výboru spolku, hlasování</text:p>
      <text:p text:style-name="Standard">4. hlasování o počtu členů výboru spolku</text:p>
      <text:p text:style-name="Standard">5. navrhování členů výboru spolku</text:p>
      <text:p text:style-name="Standard">6. vyjádření navržených členů, jejich souhlas s účastí ve výboru spolku a případným zápisem do spolkového rejstříku</text:p>
      <text:p text:style-name="Standard">7. volba výboru spolku, hlasování o navržených členech</text:p>
      <text:p text:style-name="Standard">8. schválení zprávy o činnosti za uplynulé období, stanovení členských příspěvků, hlasování </text:p>
      <text:p text:style-name="Standard">9. představení harmonogramu klíčových akcí spolku na další rok</text:p>
      <text:p text:style-name="Standard">10. ukončení schůze</text:p>
      <text:p text:style-name="Standard"/>
      <text:p text:style-name="Standard">Po skončení výroční schůze následuje schůze výboru spolku, na které bude zvolen předseda spolku.</text:p>
      <text:p text:style-name="Standard"/>
      <text:p text:style-name="Standard">Jiří Liška</text:p>
      <text:p text:style-name="Standard">předseda spolku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1-02-07T18:47:38.724924052</meta:creation-date>
    <dc:date>2021-02-07T19:38:16.895357329</dc:date>
    <dc:creator>Jirka Liska</dc:creator>
    <meta:editing-duration>PT4M59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125" meta:character-count="857" meta:non-whitespace-character-count="747"/>
  </office:meta>
</office:document-meta>
</file>